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1.3075in"/>
    </style:style>
    <style:style style:name="co5" style:family="table-column">
      <style:table-column-properties fo:break-before="auto" style:column-width="1.4154in"/>
    </style:style>
    <style:style style:name="co6" style:family="table-column">
      <style:table-column-properties fo:break-before="auto" style:column-width="2.029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Lohit Hindi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parts</text:p>
          </table:table-cell>
          <table:table-cell office:value-type="string">
            <text:p>$/ea</text:p>
          </table:table-cell>
          <table:table-cell office:value-type="string">
            <text:p>footprint</text:p>
          </table:table-cell>
          <table:table-cell office:value-type="string">
            <text:p>digikey</text:p>
          </table:table-cell>
          <table:table-cell office:value-type="string">
            <text:p>mfr #</text:p>
          </table:table-cell>
          <table:table-cell office:value-type="string">
            <text:p>dscr</text:p>
          </table:table-cell>
          <table:table-cell office:value-type="string">
            <text:p>alt</text:p>
          </table:table-cell>
          <table:table-cell office:value-type="string">
            <text:p>note</text:p>
          </table:table-cell>
        </table:table-row>
        <table:table-row table:style-name="ro2">
          <table:table-cell office:value-type="string">
            <text:p>Rc101</text:p>
          </table:table-cell>
          <table:table-cell office:value-type="float" office:value="0.1">
            <text:p>0.1</text:p>
          </table:table-cell>
          <table:table-cell office:value-type="string">
            <text:p>R4-LARGE_PADS</text:p>
          </table:table-cell>
          <table:table-cell office:value-type="string">
            <text:p>JW50ZT0R00CT-ND</text:p>
          </table:table-cell>
          <table:table-cell office:value-type="string">
            <text:p>JW50ZT0R00</text:p>
          </table:table-cell>
          <table:table-cell office:value-type="string">
            <text:p>RES 0.0 OHM 3A JUMP AXIAL</text:p>
          </table:table-cell>
          <table:table-cell office:value-type="string">
            <text:p>(SM/TH) 0 ohm resistor</text:p>
          </table:table-cell>
          <table:table-cell office:value-type="string">
            <text:p>Jumper for battery power</text:p>
          </table:table-cell>
        </table:table-row>
        <table:table-row table:style-name="ro2">
          <table:table-cell office:value-type="string">
            <text:p>Rc102</text:p>
          </table:table-cell>
          <table:table-cell office:value-type="float" office:value="0.1">
            <text:p>0.1</text:p>
          </table:table-cell>
          <table:table-cell office:value-type="string">
            <text:p>SM1206</text:p>
          </table:table-cell>
          <table:table-cell office:value-type="string">
            <text:p>1276-5742-1-ND</text:p>
          </table:table-cell>
          <table:table-cell office:value-type="string">
            <text:p>RC3216F103CS</text:p>
          </table:table-cell>
          <table:table-cell office:value-type="string">
            <text:p>RES SMD 10K OHM 1% 1/4W 1206</text:p>
          </table:table-cell>
          <table:table-cell/>
          <table:table-cell office:value-type="string">
            <text:p>LED temp sense, same as Rp107..</text:p>
          </table:table-cell>
        </table:table-row>
        <table:table-row table:style-name="ro2">
          <table:table-cell office:value-type="string">
            <text:p>Rc103</text:p>
          </table:table-cell>
          <table:table-cell office:value-type="float" office:value="0.67">
            <text:p>0.67</text:p>
          </table:table-cell>
          <table:table-cell office:value-type="string">
            <text:p>R4-LARGE_PADS</text:p>
          </table:table-cell>
          <table:table-cell office:value-type="string">
            <text:p>A105970CT-ND</text:p>
          </table:table-cell>
          <table:table-cell office:value-type="string">
            <text:p>1622796-6</text:p>
          </table:table-cell>
          <table:table-cell office:value-type="string">
            <text:p>RES 10.0K OHM 1/4W 0.1% AXIAL</text:p>
          </table:table-cell>
          <table:table-cell/>
          <table:table-cell office:value-type="string">
            <text:p>LED temp sense</text:p>
          </table:table-cell>
        </table:table-row>
        <table:table-row table:style-name="ro2">
          <table:table-cell office:value-type="string">
            <text:p>THc101</text:p>
          </table:table-cell>
          <table:table-cell office:value-type="float" office:value="1.08">
            <text:p>1.08</text:p>
          </table:table-cell>
          <table:table-cell office:value-type="string">
            <text:p>SM1206</text:p>
          </table:table-cell>
          <table:table-cell office:value-type="string">
            <text:p>541-1150-1-ND</text:p>
          </table:table-cell>
          <table:table-cell office:value-type="string">
            <text:p>NTHS1206N02N1002JE</text:p>
          </table:table-cell>
          <table:table-cell office:value-type="string">
            <text:p>THERMISTOR NTC 10K OHM 5% 1206</text:p>
          </table:table-cell>
          <table:table-cell office:value-type="string">
            <text:p>BC2558CT-ND (0805, 10k, 1%, B3570K)</text:p>
          </table:table-cell>
          <table:table-cell office:value-type="string">
            <text:p>LED temp, b=3500K</text:p>
          </table:table-cell>
        </table:table-row>
        <table:table-row table:style-name="ro2">
          <table:table-cell office:value-type="string">
            <text:p>THc102</text:p>
          </table:table-cell>
          <table:table-cell office:value-type="float" office:value="1.12">
            <text:p>1.12</text:p>
          </table:table-cell>
          <table:table-cell office:value-type="string">
            <text:p>R4-LARGE_PADS</text:p>
          </table:table-cell>
          <table:table-cell office:value-type="string">
            <text:p>615-1054-ND</text:p>
          </table:table-cell>
          <table:table-cell office:value-type="string">
            <text:p>DC103G9G</text:p>
          </table:table-cell>
          <table:table-cell office:value-type="string">
            <text:p>THERMISTOR NTC 10K OHM 2%</text:p>
          </table:table-cell>
          <table:table-cell/>
          <table:table-cell office:value-type="string">
            <text:p>LED temp, b=3575K</text:p>
          </table:table-cell>
        </table:table-row>
        <table:table-row table:style-name="ro1">
          <table:table-cell office:value-type="string">
            <text:p>Uc101</text:p>
          </table:table-cell>
          <table:table-cell office:value-type="float" office:value="0.26">
            <text:p>0.26</text:p>
          </table:table-cell>
          <table:table-cell office:value-type="string">
            <text:p>DIP-24__600_ELL</text:p>
          </table:table-cell>
          <table:table-cell office:value-type="string">
            <text:p>ED3051-5-ND</text:p>
          </table:table-cell>
          <table:table-cell office:value-type="string">
            <text:p>ED24DT</text:p>
          </table:table-cell>
          <table:table-cell office:value-type="string">
            <text:p>CONN IC SOCKET VERT 24POS TIN</text:p>
          </table:table-cell>
          <table:table-cell/>
          <table:table-cell office:value-type="string">
            <text:p>use socket for arduino pro mini 3.3V 8MHz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BTp101, BTp102</text:p>
          </table:table-cell>
          <table:table-cell office:value-type="float" office:value="1.36">
            <text:p>1.36</text:p>
          </table:table-cell>
          <table:table-cell/>
          <table:table-cell office:value-type="string">
            <text:p>2460K-ND</text:p>
          </table:table-cell>
          <table:table-cell office:value-type="float" office:value="2460">
            <text:p>2460</text:p>
          </table:table-cell>
          <table:table-cell office:value-type="string">
            <text:p>HOLDER BATTERY 1CELL AA PC MNT</text:p>
          </table:table-cell>
          <table:table-cell/>
          <table:table-cell office:value-type="string">
            <text:p>AA holder, Keystone Electronics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Cp101</text:p>
          </table:table-cell>
          <table:table-cell office:value-type="float" office:value="0.28">
            <text:p>0.28</text:p>
          </table:table-cell>
          <table:table-cell office:value-type="string">
            <text:p>SM1206</text:p>
          </table:table-cell>
          <table:table-cell office:value-type="string">
            <text:p>445-14795-1-ND</text:p>
          </table:table-cell>
          <table:table-cell office:value-type="string">
            <text:p>C3216X7R1C475K085AB</text:p>
          </table:table-cell>
          <table:table-cell office:value-type="string">
            <text:p>CAP CER 4.7UF 16V 10% X7R 1206</text:p>
          </table:table-cell>
          <table:table-cell office:value-type="string">
            <text:p>445-1421-1-ND <text:s/>(0805, 4.7uF, 6.3V)</text:p>
          </table:table-cell>
          <table:table-cell office:value-type="string">
            <text:p>same as Cp201</text:p>
          </table:table-cell>
        </table:table-row>
        <table:table-row table:style-name="ro2">
          <table:table-cell office:value-type="string">
            <text:p>Cp102</text:p>
          </table:table-cell>
          <table:table-cell office:value-type="float" office:value="0.1">
            <text:p>0.1</text:p>
          </table:table-cell>
          <table:table-cell office:value-type="string">
            <text:p>SM1206</text:p>
          </table:table-cell>
          <table:table-cell office:value-type="string">
            <text:p>1276-1017-1-ND</text:p>
          </table:table-cell>
          <table:table-cell office:value-type="string">
            <text:p>CL31B104KBCNNNC</text:p>
          </table:table-cell>
          <table:table-cell office:value-type="string">
            <text:p>CAP CER 0.1UF 50V 10% X7R 1206</text:p>
          </table:table-cell>
          <table:table-cell/>
          <table:table-cell office:value-type="string">
            <text:p>CHECK</text:p>
          </table:table-cell>
        </table:table-row>
        <table:table-row table:style-name="ro2">
          <table:table-cell office:value-type="string">
            <text:p>Cp103</text:p>
          </table:table-cell>
          <table:table-cell office:value-type="float" office:value="0.16">
            <text:p>0.16</text:p>
          </table:table-cell>
          <table:table-cell office:value-type="string">
            <text:p>SM1206</text:p>
          </table:table-cell>
          <table:table-cell office:value-type="string">
            <text:p>1276-1783-1-ND</text:p>
          </table:table-cell>
          <table:table-cell office:value-type="string">
            <text:p>CL31B105KOFNNNE</text:p>
          </table:table-cell>
          <table:table-cell office:value-type="string">
            <text:p>CAP CER 1UF 16V 10% X7R 1206</text:p>
          </table:table-cell>
          <table:table-cell/>
          <table:table-cell office:value-type="string">
            <text:p>CHECK</text:p>
          </table:table-cell>
        </table:table-row>
        <table:table-row table:style-name="ro2">
          <table:table-cell office:value-type="string">
            <text:p>Dp101</text:p>
          </table:table-cell>
          <table:table-cell office:value-type="float" office:value="0.44">
            <text:p>0.44</text:p>
          </table:table-cell>
          <table:table-cell office:value-type="string">
            <text:p>DO-214AA</text:p>
          </table:table-cell>
          <table:table-cell office:value-type="string">
            <text:p>B340LB-FDICT-ND</text:p>
          </table:table-cell>
          <table:table-cell office:value-type="string">
            <text:p>B340LB-13-F</text:p>
          </table:table-cell>
          <table:table-cell office:value-type="string">
            <text:p>DIODE SCHOTTKY 40V 3A SMB</text:p>
          </table:table-cell>
          <table:table-cell table:number-columns-repeated="2"/>
        </table:table-row>
        <table:table-row table:style-name="ro2">
          <table:table-cell office:value-type="string">
            <text:p>Dp102</text:p>
          </table:table-cell>
          <table:table-cell office:value-type="float" office:value="0.44">
            <text:p>0.44</text:p>
          </table:table-cell>
          <table:table-cell office:value-type="string">
            <text:p>DO-214AA</text:p>
          </table:table-cell>
          <table:table-cell office:value-type="string">
            <text:p>B340LB-FDICT-ND</text:p>
          </table:table-cell>
          <table:table-cell office:value-type="string">
            <text:p>B340LB-13-F</text:p>
          </table:table-cell>
          <table:table-cell office:value-type="string">
            <text:p>DIODE SCHOTTKY 40V 3A SMB</text:p>
          </table:table-cell>
          <table:table-cell table:number-columns-repeated="2"/>
        </table:table-row>
        <table:table-row table:style-name="ro2">
          <table:table-cell office:value-type="string">
            <text:p>Dp103</text:p>
          </table:table-cell>
          <table:table-cell office:value-type="float" office:value="0.34">
            <text:p>0.34</text:p>
          </table:table-cell>
          <table:table-cell office:value-type="string">
            <text:p>SM1206</text:p>
          </table:table-cell>
          <table:table-cell office:value-type="string">
            <text:p>732-4994-1-ND</text:p>
          </table:table-cell>
          <table:table-cell office:value-type="string">
            <text:p>150120YS75000</text:p>
          </table:table-cell>
          <table:table-cell office:value-type="string">
            <text:p>WL-SMCW SMD CHIP LED WATERCLEAR</text:p>
          </table:table-cell>
          <table:table-cell/>
          <table:table-cell office:value-type="string">
            <text:p>Yellow 1206 LED, 20mA</text:p>
          </table:table-cell>
        </table:table-row>
        <table:table-row table:style-name="ro2">
          <table:table-cell office:value-type="string">
            <text:p>Lp101</text:p>
          </table:table-cell>
          <table:table-cell office:value-type="float" office:value="1.88">
            <text:p>1.88</text:p>
          </table:table-cell>
          <table:table-cell/>
          <table:table-cell office:value-type="string">
            <text:p>445-10541-1-ND</text:p>
          </table:table-cell>
          <table:table-cell office:value-type="string">
            <text:p>SLF12565T-470M2R4-PF</text:p>
          </table:table-cell>
          <table:table-cell office:value-type="string">
            <text:p>FIXED IND 47UH 2.4A 57.8 MOHM</text:p>
          </table:table-cell>
          <table:table-cell table:number-columns-repeated="2"/>
        </table:table-row>
        <table:table-row table:style-name="ro2">
          <table:table-cell office:value-type="string">
            <text:p>Pp101</text:p>
          </table:table-cell>
          <table:table-cell/>
          <table:table-cell table:style-name="ce1" office:value-type="string">
            <text:p>PIN_ARRAY_2X1</text:p>
          </table:table-cell>
          <table:table-cell table:number-columns-repeated="4"/>
          <table:table-cell office:value-type="string">
            <text:p>CHECK</text:p>
          </table:table-cell>
        </table:table-row>
        <table:table-row table:style-name="ro2">
          <table:table-cell office:value-type="string">
            <text:p>Qp101</text:p>
          </table:table-cell>
          <table:table-cell office:value-type="float" office:value="0.78">
            <text:p>0.78</text:p>
          </table:table-cell>
          <table:table-cell office:value-type="string">
            <text:p>SOT23_6</text:p>
          </table:table-cell>
          <table:table-cell office:value-type="string">
            <text:p>ZXM62P02E6CT-ND</text:p>
          </table:table-cell>
          <table:table-cell office:value-type="string">
            <text:p>ZXM62P02E6TA</text:p>
          </table:table-cell>
          <table:table-cell office:value-type="string">
            <text:p>MOSFET P-CH 20V 2.3A SOT23-6</text:p>
          </table:table-cell>
          <table:table-cell table:number-columns-repeated="2"/>
        </table:table-row>
        <table:table-row table:style-name="ro2">
          <table:table-cell office:value-type="string">
            <text:p>Qp102</text:p>
          </table:table-cell>
          <table:table-cell office:value-type="float" office:value="0.71">
            <text:p>0.71</text:p>
          </table:table-cell>
          <table:table-cell office:value-type="string">
            <text:p>SOT89</text:p>
          </table:table-cell>
          <table:table-cell office:value-type="string">
            <text:p>FCX718CT-ND</text:p>
          </table:table-cell>
          <table:table-cell office:value-type="string">
            <text:p>FCX718TA</text:p>
          </table:table-cell>
          <table:table-cell office:value-type="string">
            <text:p>TRANS PNP 20V 2.5A SOT89</text:p>
          </table:table-cell>
          <table:table-cell table:number-columns-repeated="2"/>
        </table:table-row>
        <table:table-row table:style-name="ro2">
          <table:table-cell office:value-type="string">
            <text:p>Rp101</text:p>
          </table:table-cell>
          <table:table-cell office:value-type="float" office:value="0.1">
            <text:p>0.1</text:p>
          </table:table-cell>
          <table:table-cell office:value-type="string">
            <text:p>SM1206</text:p>
          </table:table-cell>
          <table:table-cell office:value-type="string">
            <text:p>1276-5690-1-ND</text:p>
          </table:table-cell>
          <table:table-cell office:value-type="string">
            <text:p>RC3216F331CS</text:p>
          </table:table-cell>
          <table:table-cell office:value-type="string">
            <text:p>RES SMD 330 OHM 1% 1/4W 1206</text:p>
          </table:table-cell>
          <table:table-cell table:number-columns-repeated="2"/>
        </table:table-row>
        <table:table-row table:style-name="ro2">
          <table:table-cell office:value-type="string">
            <text:p>Rp102</text:p>
          </table:table-cell>
          <table:table-cell office:value-type="float" office:value="0.1">
            <text:p>0.1</text:p>
          </table:table-cell>
          <table:table-cell office:value-type="string">
            <text:p>SM1206</text:p>
          </table:table-cell>
          <table:table-cell office:value-type="string">
            <text:p>1276-3514-1-ND</text:p>
          </table:table-cell>
          <table:table-cell office:value-type="string">
            <text:p>RC3216J000CS</text:p>
          </table:table-cell>
          <table:table-cell office:value-type="string">
            <text:p>RES SMD 0.0 OHM JUMPER 1/4W 1206</text:p>
          </table:table-cell>
          <table:table-cell table:number-columns-repeated="2"/>
        </table:table-row>
        <table:table-row table:style-name="ro2">
          <table:table-cell office:value-type="string">
            <text:p>Rp103</text:p>
          </table:table-cell>
          <table:table-cell office:value-type="float" office:value="0.1">
            <text:p>0.1</text:p>
          </table:table-cell>
          <table:table-cell office:value-type="string">
            <text:p>SM1206</text:p>
          </table:table-cell>
          <table:table-cell office:value-type="string">
            <text:p>1276-5685-1-ND</text:p>
          </table:table-cell>
          <table:table-cell office:value-type="string">
            <text:p>RC3216F271CS</text:p>
          </table:table-cell>
          <table:table-cell office:value-type="string">
            <text:p>RES SMD 270 OHM 1% 1/4W 1206</text:p>
          </table:table-cell>
          <table:table-cell table:number-columns-repeated="2"/>
        </table:table-row>
        <table:table-row table:style-name="ro2">
          <table:table-cell office:value-type="string">
            <text:p>Rp104</text:p>
          </table:table-cell>
          <table:table-cell office:value-type="float" office:value="0.1">
            <text:p>0.1</text:p>
          </table:table-cell>
          <table:table-cell office:value-type="string">
            <text:p>SM1206</text:p>
          </table:table-cell>
          <table:table-cell office:value-type="string">
            <text:p>1276-5675-1-ND</text:p>
          </table:table-cell>
          <table:table-cell office:value-type="string">
            <text:p>RC3216F151CS</text:p>
          </table:table-cell>
          <table:table-cell office:value-type="string">
            <text:p>RES SMD 150 OHM 1% 1/4W 1206</text:p>
          </table:table-cell>
          <table:table-cell table:number-columns-repeated="2"/>
        </table:table-row>
        <table:table-row table:style-name="ro2">
          <table:table-cell office:value-type="string">
            <text:p>Rp105</text:p>
          </table:table-cell>
          <table:table-cell office:value-type="float" office:value="0.1">
            <text:p>0.1</text:p>
          </table:table-cell>
          <table:table-cell office:value-type="string">
            <text:p>SM1206</text:p>
          </table:table-cell>
          <table:table-cell office:value-type="string">
            <text:p>1276-5742-1-ND</text:p>
          </table:table-cell>
          <table:table-cell office:value-type="string">
            <text:p>RC3216F103CS</text:p>
          </table:table-cell>
          <table:table-cell office:value-type="string">
            <text:p>RES SMD 10K OHM 1% 1/4W 1206</text:p>
          </table:table-cell>
          <table:table-cell table:number-columns-repeated="2"/>
        </table:table-row>
        <table:table-row table:style-name="ro2">
          <table:table-cell office:value-type="string">
            <text:p>Rp106</text:p>
          </table:table-cell>
          <table:table-cell office:value-type="float" office:value="0.1">
            <text:p>0.1</text:p>
          </table:table-cell>
          <table:table-cell office:value-type="string">
            <text:p>SM1206</text:p>
          </table:table-cell>
          <table:table-cell office:value-type="string">
            <text:p>1276-5671-1-ND</text:p>
          </table:table-cell>
          <table:table-cell office:value-type="string">
            <text:p>RC3216F101CS</text:p>
          </table:table-cell>
          <table:table-cell office:value-type="string">
            <text:p>RES SMD 100 OHM 1% 1/4W 1206</text:p>
          </table:table-cell>
          <table:table-cell table:number-columns-repeated="2"/>
        </table:table-row>
        <table:table-row table:style-name="ro2">
          <table:table-cell office:value-type="string">
            <text:p>Rp107</text:p>
          </table:table-cell>
          <table:table-cell office:value-type="float" office:value="0.1">
            <text:p>0.1</text:p>
          </table:table-cell>
          <table:table-cell office:value-type="string">
            <text:p>SM1206</text:p>
          </table:table-cell>
          <table:table-cell office:value-type="string">
            <text:p>1276-5742-1-ND</text:p>
          </table:table-cell>
          <table:table-cell office:value-type="string">
            <text:p>RC3216F103CS</text:p>
          </table:table-cell>
          <table:table-cell office:value-type="string">
            <text:p>RES SMD 10K OHM 1% 1/4W 1206</text:p>
          </table:table-cell>
          <table:table-cell/>
          <table:table-cell table:style-name="ce1" office:value-type="string">
            <text:p>same as Rp105</text:p>
          </table:table-cell>
        </table:table-row>
        <table:table-row table:style-name="ro2">
          <table:table-cell office:value-type="string">
            <text:p>Rp108</text:p>
          </table:table-cell>
          <table:table-cell office:value-type="float" office:value="0.1">
            <text:p>0.1</text:p>
          </table:table-cell>
          <table:table-cell office:value-type="string">
            <text:p>SM1206</text:p>
          </table:table-cell>
          <table:table-cell office:value-type="string">
            <text:p>1276-5742-1-ND</text:p>
          </table:table-cell>
          <table:table-cell office:value-type="string">
            <text:p>RC3216F103CS</text:p>
          </table:table-cell>
          <table:table-cell office:value-type="string">
            <text:p>RES SMD 10K OHM 1% 1/4W 1206</text:p>
          </table:table-cell>
          <table:table-cell/>
          <table:table-cell table:style-name="ce1" office:value-type="string">
            <text:p>same as Rp105</text:p>
          </table:table-cell>
        </table:table-row>
        <table:table-row table:style-name="ro2">
          <table:table-cell office:value-type="string">
            <text:p>Rp109</text:p>
          </table:table-cell>
          <table:table-cell office:value-type="float" office:value="0.1">
            <text:p>0.1</text:p>
          </table:table-cell>
          <table:table-cell office:value-type="string">
            <text:p>SM1206</text:p>
          </table:table-cell>
          <table:table-cell office:value-type="string">
            <text:p>P10.0FCT-ND</text:p>
          </table:table-cell>
          <table:table-cell office:value-type="string">
            <text:p>ERJ-8ENF10R0V</text:p>
          </table:table-cell>
          <table:table-cell office:value-type="string">
            <text:p>RES SMD 10 OHM 1% 1/4W 1206</text:p>
          </table:table-cell>
          <table:table-cell table:number-columns-repeated="2"/>
        </table:table-row>
        <table:table-row table:style-name="ro2">
          <table:table-cell office:value-type="string">
            <text:p>Rp110</text:p>
          </table:table-cell>
          <table:table-cell office:value-type="float" office:value="0.1">
            <text:p>0.1</text:p>
          </table:table-cell>
          <table:table-cell office:value-type="string">
            <text:p>SM1206</text:p>
          </table:table-cell>
          <table:table-cell office:value-type="string">
            <text:p>1276-5762-1-ND</text:p>
          </table:table-cell>
          <table:table-cell office:value-type="string">
            <text:p>RC3216F333CS</text:p>
          </table:table-cell>
          <table:table-cell office:value-type="string">
            <text:p>RES SMD 33K OHM 1% 1/4W 1206</text:p>
          </table:table-cell>
          <table:table-cell table:number-columns-repeated="2"/>
        </table:table-row>
        <table:table-row table:style-name="ro2">
          <table:table-cell office:value-type="string">
            <text:p>Rp111</text:p>
          </table:table-cell>
          <table:table-cell office:value-type="float" office:value="0.1">
            <text:p>0.1</text:p>
          </table:table-cell>
          <table:table-cell office:value-type="string">
            <text:p>SM1206</text:p>
          </table:table-cell>
          <table:table-cell office:value-type="string">
            <text:p>1276-5784-1-ND</text:p>
          </table:table-cell>
          <table:table-cell office:value-type="string">
            <text:p>RC3216F124CS</text:p>
          </table:table-cell>
          <table:table-cell office:value-type="string">
            <text:p>RES SMD 120K OHM 1% 1/4W 1206</text:p>
          </table:table-cell>
          <table:table-cell table:number-columns-repeated="2"/>
        </table:table-row>
        <table:table-row table:style-name="ro2">
          <table:table-cell office:value-type="string">
            <text:p>Rp112</text:p>
          </table:table-cell>
          <table:table-cell office:value-type="float" office:value="0.21">
            <text:p>0.21</text:p>
          </table:table-cell>
          <table:table-cell office:value-type="string">
            <text:p>SM1206</text:p>
          </table:table-cell>
          <table:table-cell office:value-type="string">
            <text:p>1276-6178-1-ND</text:p>
          </table:table-cell>
          <table:table-cell office:value-type="string">
            <text:p>RUT3216FR300CS</text:p>
          </table:table-cell>
          <table:table-cell office:value-type="string">
            <text:p>RES SMD 0.3 OHM 1% 1/3W 1206</text:p>
          </table:table-cell>
          <table:table-cell table:number-columns-repeated="2"/>
        </table:table-row>
        <table:table-row table:style-name="ro1">
          <table:table-cell office:value-type="string">
            <text:p>THp101, THp102</text:p>
          </table:table-cell>
          <table:table-cell office:value-type="float" office:value="1.08">
            <text:p>1.08</text:p>
          </table:table-cell>
          <table:table-cell office:value-type="string">
            <text:p>SM1206</text:p>
          </table:table-cell>
          <table:table-cell office:value-type="string">
            <text:p>541-1150-1-ND</text:p>
          </table:table-cell>
          <table:table-cell office:value-type="string">
            <text:p>NTHS1206N02N1002JE</text:p>
          </table:table-cell>
          <table:table-cell office:value-type="string">
            <text:p>THERMISTOR NTC 10K OHM 5% 1206</text:p>
          </table:table-cell>
          <table:table-cell office:value-type="string">
            <text:p>BC2558CT-ND (0805, 10k, 1%, B3570K)</text:p>
          </table:table-cell>
          <table:table-cell office:value-type="string">
            <text:p>batt temp sense, same as LED</text:p>
          </table:table-cell>
        </table:table-row>
        <table:table-row table:style-name="ro2">
          <table:table-cell office:value-type="string">
            <text:p>Up101</text:p>
          </table:table-cell>
          <table:table-cell office:value-type="float" office:value="5.35">
            <text:p>5.35</text:p>
          </table:table-cell>
          <table:table-cell office:value-type="string">
            <text:p>SOIC_16n</text:p>
          </table:table-cell>
          <table:table-cell office:value-type="string">
            <text:p>DS2712Z+-ND</text:p>
          </table:table-cell>
          <table:table-cell office:value-type="string">
            <text:p>DS2712Z+</text:p>
          </table:table-cell>
          <table:table-cell office:value-type="string">
            <text:p>IC NIMH CHARGER 16SOIC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Cp201</text:p>
          </table:table-cell>
          <table:table-cell office:value-type="float" office:value="0.28">
            <text:p>0.28</text:p>
          </table:table-cell>
          <table:table-cell office:value-type="string">
            <text:p>SM1206</text:p>
          </table:table-cell>
          <table:table-cell office:value-type="string">
            <text:p>445-14795-1-ND</text:p>
          </table:table-cell>
          <table:table-cell office:value-type="string">
            <text:p>C3216X7R1C475K085AB</text:p>
          </table:table-cell>
          <table:table-cell office:value-type="string">
            <text:p>CAP CER 4.7UF 16V 10% X7R 1206</text:p>
          </table:table-cell>
          <table:table-cell/>
          <table:table-cell office:value-type="string">
            <text:p>same as Cp101</text:p>
          </table:table-cell>
        </table:table-row>
        <table:table-row table:style-name="ro2">
          <table:table-cell office:value-type="string">
            <text:p>Dp201</text:p>
          </table:table-cell>
          <table:table-cell office:value-type="float" office:value="2.73">
            <text:p>2.73</text:p>
          </table:table-cell>
          <table:table-cell office:value-type="string">
            <text:p>XP-E2</text:p>
          </table:table-cell>
          <table:table-cell office:value-type="string">
            <text:p>XPEBRD-L1-0000-00801CT-ND</text:p>
          </table:table-cell>
          <table:table-cell office:value-type="string">
            <text:p>XPEBRD-L1-0000-00801</text:p>
          </table:table-cell>
          <table:table-cell office:value-type="string">
            <text:p>XLAMP XP-E2 COLOR LEDS</text:p>
          </table:table-cell>
          <table:table-cell office:value-type="string">
            <text:p>P0.91W-1BK-ND (th, $0.35/ea)</text:p>
          </table:table-cell>
          <table:table-cell/>
        </table:table-row>
        <table:table-row table:style-name="ro2">
          <table:table-cell office:value-type="string">
            <text:p>Dp202</text:p>
          </table:table-cell>
          <table:table-cell office:value-type="float" office:value="0.68">
            <text:p>0.68</text:p>
          </table:table-cell>
          <table:table-cell office:value-type="string">
            <text:p>DO-216AA</text:p>
          </table:table-cell>
          <table:table-cell office:value-type="string">
            <text:p>MBRM120ET3GOSCT-ND</text:p>
          </table:table-cell>
          <table:table-cell office:value-type="string">
            <text:p>MBRM120ET3G</text:p>
          </table:table-cell>
          <table:table-cell office:value-type="string">
            <text:p>DIODE SCHOTTKY 20V 1A POWERMITE</text:p>
          </table:table-cell>
          <table:table-cell table:number-columns-repeated="2"/>
        </table:table-row>
        <table:table-row table:style-name="ro2">
          <table:table-cell office:value-type="string">
            <text:p>Lp201</text:p>
          </table:table-cell>
          <table:table-cell office:value-type="float" office:value="1.12">
            <text:p>1.12</text:p>
          </table:table-cell>
          <table:table-cell office:value-type="string">
            <text:p>SLF7045</text:p>
          </table:table-cell>
          <table:table-cell office:value-type="string">
            <text:p>445-2023-1-ND</text:p>
          </table:table-cell>
          <table:table-cell office:value-type="string">
            <text:p>SLF7045T-3R3M2R5-PF</text:p>
          </table:table-cell>
          <table:table-cell office:value-type="string">
            <text:p>FIXED IND 3.3UH 2.5A 20 MOHM SMD</text:p>
          </table:table-cell>
          <table:table-cell table:number-columns-repeated="2"/>
        </table:table-row>
        <table:table-row table:style-name="ro2">
          <table:table-cell office:value-type="string">
            <text:p>Rp201</text:p>
          </table:table-cell>
          <table:table-cell office:value-type="float" office:value="0.1">
            <text:p>0.1</text:p>
          </table:table-cell>
          <table:table-cell office:value-type="string">
            <text:p>SM1206</text:p>
          </table:table-cell>
          <table:table-cell office:value-type="string">
            <text:p>P1.00MFCT-ND</text:p>
          </table:table-cell>
          <table:table-cell office:value-type="string">
            <text:p>ERJ-8ENF1004V</text:p>
          </table:table-cell>
          <table:table-cell office:value-type="string">
            <text:p>RES SMD 1M OHM 1% 1/4W 1206</text:p>
          </table:table-cell>
          <table:table-cell office:value-type="string">
            <text:p>&lt;many&gt;</text:p>
          </table:table-cell>
          <table:table-cell/>
        </table:table-row>
        <table:table-row table:style-name="ro2">
          <table:table-cell office:value-type="string">
            <text:p>Rp202</text:p>
          </table:table-cell>
          <table:table-cell office:value-type="float" office:value="0.27">
            <text:p>0.27</text:p>
          </table:table-cell>
          <table:table-cell office:value-type="string">
            <text:p>SM1206</text:p>
          </table:table-cell>
          <table:table-cell office:value-type="string">
            <text:p>CRM1206-FX-R910ELFCT-ND</text:p>
          </table:table-cell>
          <table:table-cell office:value-type="string">
            <text:p>CRM1206-FX-R910ELF</text:p>
          </table:table-cell>
          <table:table-cell office:value-type="string">
            <text:p>RES SMD 0.91 OHM 1% 1/2W 1206</text:p>
          </table:table-cell>
          <table:table-cell table:number-columns-repeated="2"/>
        </table:table-row>
        <table:table-row table:style-name="ro2">
          <table:table-cell office:value-type="string">
            <text:p>Up201</text:p>
          </table:table-cell>
          <table:table-cell office:value-type="float" office:value="4.22">
            <text:p>4.22</text:p>
          </table:table-cell>
          <table:table-cell office:value-type="string">
            <text:p>SOIC_8n</text:p>
          </table:table-cell>
          <table:table-cell office:value-type="string">
            <text:p>LTC3490ES8#PBF-ND</text:p>
          </table:table-cell>
          <table:table-cell office:value-type="string">
            <text:p>LTC3490ES8#PBF</text:p>
          </table:table-cell>
          <table:table-cell office:value-type="string">
            <text:p>IC LED DRIVER PHOTO FLASH 8-SOIC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Dp301, Dp302</text:p>
          </table:table-cell>
          <table:table-cell office:value-type="float" office:value="0.44">
            <text:p>0.44</text:p>
          </table:table-cell>
          <table:table-cell office:value-type="string">
            <text:p>DO-214AA</text:p>
          </table:table-cell>
          <table:table-cell office:value-type="string">
            <text:p>B340LB-FDICT-ND</text:p>
          </table:table-cell>
          <table:table-cell office:value-type="string">
            <text:p>B340LB-13-F</text:p>
          </table:table-cell>
          <table:table-cell office:value-type="string">
            <text:p>DIODE SCHOTTKY 40V 3A SMB</text:p>
          </table:table-cell>
          <table:table-cell table:number-columns-repeated="2"/>
        </table:table-row>
        <table:table-row table:style-name="ro2">
          <table:table-cell office:value-type="string">
            <text:p>Kp301</text:p>
          </table:table-cell>
          <table:table-cell/>
          <table:table-cell office:value-type="string">
            <text:p>PIN_ARRAY_3X1</text:p>
          </table:table-cell>
          <table:table-cell table:number-columns-repeated="5"/>
        </table:table-row>
        <table:table-row table:style-name="ro2">
          <table:table-cell office:value-type="string">
            <text:p>Rp301, Rp302</text:p>
          </table:table-cell>
          <table:table-cell office:value-type="float" office:value="0.1">
            <text:p>0.1</text:p>
          </table:table-cell>
          <table:table-cell office:value-type="string">
            <text:p>SM1206</text:p>
          </table:table-cell>
          <table:table-cell office:value-type="string">
            <text:p>1276-5742-1-ND</text:p>
          </table:table-cell>
          <table:table-cell office:value-type="string">
            <text:p>RC3216F103CS</text:p>
          </table:table-cell>
          <table:table-cell office:value-type="string">
            <text:p>RES SMD 10K OHM 1% 1/4W 1206</text:p>
          </table:table-cell>
          <table:table-cell/>
          <table:table-cell table:style-name="ce1" office:value-type="string">
            <text:p>same as Rp105</text:p>
          </table:table-cell>
        </table:table-row>
        <table:table-row table:style-name="ro2">
          <table:table-cell office:value-type="string">
            <text:p>Rp303</text:p>
          </table:table-cell>
          <table:table-cell office:value-type="float" office:value="0.1">
            <text:p>0.1</text:p>
          </table:table-cell>
          <table:table-cell office:value-type="string">
            <text:p>SM1206</text:p>
          </table:table-cell>
          <table:table-cell office:value-type="string">
            <text:p>1276-3514-1-ND</text:p>
          </table:table-cell>
          <table:table-cell office:value-type="string">
            <text:p>RC3216J000CS</text:p>
          </table:table-cell>
          <table:table-cell office:value-type="string">
            <text:p>RES SMD 0.0 OHM JUMPER 1/4W 1206</text:p>
          </table:table-cell>
          <table:table-cell/>
          <table:table-cell office:value-type="string">
            <text:p>same as Rp102</text:p>
          </table:table-cell>
        </table:table-row>
        <table:table-row table:style-name="ro2">
          <table:table-cell office:value-type="string">
            <text:p>SWp301</text:p>
          </table:table-cell>
          <table:table-cell/>
          <table:table-cell office:value-type="string">
            <text:p>PIN_ARRAY_2X1</text:p>
          </table:table-cell>
          <table:table-cell table:number-columns-repeated="4"/>
          <table:table-cell office:value-type="string">
            <text:p>panel mount switch wired to board</text:p>
          </table:table-cell>
        </table:table-row>
        <table:table-row table:style-name="ro2">
          <table:table-cell office:value-type="string">
            <text:p>Up301</text:p>
          </table:table-cell>
          <table:table-cell office:value-type="float" office:value="1.07">
            <text:p>1.07</text:p>
          </table:table-cell>
          <table:table-cell office:value-type="string">
            <text:p>SOT23_5</text:p>
          </table:table-cell>
          <table:table-cell office:value-type="string">
            <text:p>FPF2103CT-ND</text:p>
          </table:table-cell>
          <table:table-cell office:value-type="string">
            <text:p>FPF2103</text:p>
          </table:table-cell>
          <table:table-cell office:value-type="string">
            <text:p>IC SWITCH LOAD FULL FUNC SOT23-5</text:p>
          </table:table-cell>
          <table:table-cell table:number-columns-repeated="2"/>
        </table:table-row>
        <table:table-row table:style-name="ro2" table:number-rows-repeated="1048526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/00/0000</text:date>, <text:time style:data-style-name="N2" text:time-value="0000-00-00T01:47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ah Hafner</meta:initial-creator>
    <meta:creation-date>2014-12-04T22:22:36</meta:creation-date>
    <dc:date>2014-12-15T01:48:42</dc:date>
    <dc:creator>Noah Hafner</dc:creator>
    <meta:editing-duration>P5DT3H32M25S</meta:editing-duration>
    <meta:editing-cycles>12</meta:editing-cycles>
    <meta:generator>LibreOffice/4.0.2.2$Linux_X86_64 LibreOffice_project/400m0$Build-2</meta:generator>
    <meta:document-statistic meta:table-count="1" meta:cell-count="283" meta:object-count="0"/>
  </office:meta>
</office:document-meta>
</file>